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20.2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8.9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4.685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5.09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5.202cm"/>
    </style:style>
    <style:style style:name="co15" style:family="table-column">
      <style:table-column-properties fo:break-before="auto" style:column-width="6.209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579cm"/>
    </style:style>
    <style:style style:name="co18" style:family="table-column">
      <style:table-column-properties fo:break-before="auto" style:column-width="24.0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3.133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6.369cm" fo:break-before="auto" style:use-optimal-row-height="true"/>
    </style:style>
    <style:style style:name="ro13" style:family="table-row">
      <style:table-row-properties style:row-height="5.976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8" style:family="table-cell" style:parent-style-name="Default" style:data-style-name="N11">
      <style:table-cell-properties fo:border="0.74pt solid #000000"/>
      <style:text-properties fo:font-weight="bold" style:font-weight-asian="bold" style:font-weight-complex="bold"/>
      <style:map style:condition="cell-content()&gt;0.2" style:apply-style-name="Error" style:base-cell-address="'UDS - RA'.M6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wrap-option="wrap" fo:border="0.74pt solid #000000"/>
      <style:text-properties style:font-name="Liberation Sans" fo:font-size="10pt" fo:font-weight="normal" style:font-name-asian="Liberation Serif" style:font-size-asian="10pt" style:font-weight-asian="normal" style:font-name-complex="Liberation Serif" style:font-size-complex="10pt" style:font-weight-complex="normal"/>
    </style:style>
    <style:style style:name="ce43" style:family="table-cell" style:parent-style-name="Default">
      <style:table-cell-properties fo:wrap-option="wrap" fo:border="0.74pt solid #000000"/>
    </style:style>
    <style:style style:name="ce44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RA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ultats d’aprenentatge</text:p>
          </table:table-cell>
          <table:covered-table-cell table:style-name="ce3"/>
          <table:table-cell table:number-columns-repeated="25"/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nstala y actualiza aplicaciones ofimáticas, interpretando especificaciones y describiendo los pasos a seguir en el proceso.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Elabora documentos y plantillas, describiendo y aplicando las opciones avanzadas de procesadores de textos.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3</text:p>
          </table:table-cell>
          <table:table-cell office:value-type="string" calcext:value-type="string">
            <text:p>Elabora documentos y plantillas de cálculo, describiendo y aplicando opciones avanzadas de hojas de cálculo.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Elabora documentos con bases de datos ofimáticas describiendo y aplicando operaciones de manipulación de dato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5</text:p>
          </table:table-cell>
          <table:table-cell office:value-type="string" calcext:value-type="string">
            <text:p>Manipula imágenes digitales analizando las posibilidades de distintos programas y aplicando técnicas de captura y edición básica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6</text:p>
          </table:table-cell>
          <table:table-cell office:value-type="string" calcext:value-type="string">
            <text:p>Manipula secuencias de vídeo analizando las posibilidades de distintos programas y aplicando técnicas de captura y edición básicas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7</text:p>
          </table:table-cell>
          <table:table-cell office:value-type="string" calcext:value-type="string">
            <text:p>Elabora presentaciones multimedia describiendo y aplicando normas básicas de composición y diseño.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8</text:p>
          </table:table-cell>
          <table:table-cell office:value-type="string" calcext:value-type="string">
            <text:p>Realiza operaciones de gestión del correo y la agenda electrónica, relacionando necesidades de uso con su configuración.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RA9</text:p>
          </table:table-cell>
          <table:table-cell office:value-type="string" calcext:value-type="string">
            <text:p>Aplica técnicas de soporte en el uso de aplicaciones, identificando y resolviendo incidencias.</text:p>
          </table:table-cell>
          <table:table-cell table:number-columns-repeated="16"/>
          <table:table-cell table:style-name="ce5" table:number-columns-repeated="9"/>
        </table:table-row>
      </table:table>
      <table:table table:name="RA + C.E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riteris d’avaluació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RA1</text:p>
          </table:table-cell>
          <table:table-cell office:value-type="string" calcext:value-type="string">
            <text:p>a) Se han identificado y establecido las fases del proceso de instalación.</text:p>
            <text:p>b) Se han respetado las especificaciones técnicas del proceso de instalación.</text:p>
            <text:p>c) Se han configurado las aplicaciones según los criterios establecidos.</text:p>
            <text:p>d) Se han documentado las incidencias.</text:p>
            <text:p>e) Se han solucionado problemas en la instalación o integración con el sistema informático.</text:p>
            <text:p>f) Se han eliminado y/o añadido componentes de la instalación en el equipo.</text:p>
            <text:p>g) Se han actualizado las aplicaciones.</text:p>
            <text:p>h) Se han respetado las licencias software.</text:p>
            <text:p>i) Se han propuesto soluciones software para entornos de aplicación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a) Se ha personalizado las opciones de software y barra de herramientas.</text:p>
            <text:p>b) Se han diseñado plantillas.</text:p>
            <text:p>c) Se han utilizado aplicaciones y periféricos para introducir textos e imágenes.</text:p>
            <text:p>d) Se han importado y exportado documentos creados con otras aplicaciones y en otros formatos.</text:p>
            <text:p>e) Se han creado y utilizado macros en la realización de documentos.</text:p>
            <text:p>f) Se han elaborado manuales específicos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a) Se ha personalizado las opciones de software y barra de herramientas.</text:p>
            <text:p>b) Se han utilizado los diversos tipos de datos y referencia para celdas, rangos, hojas y libros.</text:p>
            <text:p>c) Se han aplicado fórmulas y funciones.</text:p>
            <text:p>d) Se han generado y modificado gráficos de diferentes tipos.</text:p>
            <text:p>e) Se han empleado macros para la realización de documentos y plantillas.</text:p>
            <text:p>f) Se han importado y exportado hojas de cálculo creadas con otras aplicaciones y en otros formatos.                               g) Se ha utilizado la hoja de cálculo como base de datos: formularios, creación de listas, filtrado, protección y ordenación de datos.</text:p>
            <text:p>h) Se han utilizado aplicaciones y periféricos para introducir textos, números, códigos e imágenes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a) Se han identificado los elementos de las bases de datos relacionales.</text:p>
            <text:p>b) Se han creado bases de datos ofimáticas.</text:p>
            <text:p>c) Se han utilizado las tablas de la base de datos (insertar, modificar y eliminar registros).</text:p>
            <text:p>d) Se han utilizado asistentes en la creación de consultas.</text:p>
            <text:p>e) Se han utilizado asistentes en la creación de formularios.</text:p>
            <text:p>f) Se han utilizado asistentes en la creación de informes.</text:p>
            <text:p>g) Se ha realizado búsqueda y filtrado sobre la información almacenada.</text:p>
            <text:p>h) Se han creado y utilizado macros.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a) Se han analizado los distintos formatos de imágenes.</text:p>
            <text:p>b) Se ha realizado la adquisición de imágenes con periféricos.</text:p>
            <text:p>c) Se ha trabajado con imágenes a diferentes resoluciones, según su finalidad.</text:p>
            <text:p>d) Se han empleado herramientas para la edición de imagen digital.</text:p>
            <text:p>e) Se han importado y exportado imágenes en diversos formatos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office:value-type="string" calcext:value-type="string">
            <text:p>a) Se han reconocido los elementos que componen una secuencia de vídeo.</text:p>
            <text:p>b) Se han estudiado los tipos de formatos y codecs más empleados.</text:p>
            <text:p>c) Se han importado y exportado secuencias de vídeo.</text:p>
            <text:p>d) Se han capturado secuencias de vídeo con recursos adecuados.</text:p>
            <text:p>e) Se han elaborado vídeo tutoriales. </text:p>
          </table:table-cell>
        </table:table-row>
        <table:table-row table:style-name="ro4">
          <table:table-cell office:value-type="string" calcext:value-type="string">
            <text:p>RA7</text:p>
          </table:table-cell>
          <table:table-cell office:value-type="string" calcext:value-type="string">
            <text:p>a) Se han identificado las opciones básicas de las aplicaciones de presentaciones.</text:p>
            <text:p>b) Se han reconocido los distintos tipos de vista asociados a una presentación.</text:p>
            <text:p>c) Se han aplicado y reconocido las distintas tipografías y normas básicas de composición, diseño y utilización del color.</text:p>
            <text:p>d) Se han diseñado plantillas de presentaciones.</text:p>
            <text:p>e) Se han creado presentaciones.</text:p>
            <text:p>f) Se han utilizado periféricos para ejecutar presentaciones.</text:p>
          </table:table-cell>
        </table:table-row>
        <table:table-row table:style-name="ro5">
          <table:table-cell office:value-type="string" calcext:value-type="string">
            <text:p>RA8</text:p>
          </table:table-cell>
          <table:table-cell office:value-type="string" calcext:value-type="string">
            <text:p>a) Se han descrito los elementos que componen un correo electrónico.</text:p>
            <text:p>b) Se han analizado las necesidades básicas de gestión de correo y agenda electrónica.</text:p>
            <text:p>c) Se han configurado distintos tipos de cuentas de correo electrónico.</text:p>
            <text:p>d) Se han conectado y sincronizado agendas del equipo informático con dispositivos móviles.</text:p>
            <text:p>e) Se ha operado con la libreta de direcciones.</text:p>
            <text:p>f) Se ha trabajado con todas las opciones de gestión de correo electrónico (etiquetas, filtros, carpetas, entre</text:p>
            <text:p>otros).</text:p>
            <text:p>g) Se han utilizado opciones de agenda electrónica.</text:p>
          </table:table-cell>
        </table:table-row>
        <table:table-row table:style-name="ro3">
          <table:table-cell office:value-type="string" calcext:value-type="string">
            <text:p>RA9</text:p>
          </table:table-cell>
          <table:table-cell office:value-type="string" calcext:value-type="string">
            <text:p>a) Se han elaborado guías visuales con los conceptos básicos de uso de una aplicación.</text:p>
            <text:p>b) Se han identificado problemas relacionados con el uso de aplicaciones ofimática.</text:p>
            <text:p>c) Se han utilizado manuales de usuario para instruir en el uso de aplicaciones.</text:p>
            <text:p>d) Se han aplicado técnicas de asesoramiento en el uso de aplicaciones.</text:p>
            <text:p>e) Se han realizado informes de incidencias.</text:p>
            <text:p>f) Se han aplicado los procedimientos necesarios para salvaguardar la información y su recuperación.</text:p>
            <text:p>g) Se han utilizado los recursos disponibles (documentación técnica, ayudas en línea, soporte técnico, entre otros) para solventar incidencias.</text:p>
            <text:p>h) Se han solventando las incidencias en el tiempo adecuado y con el nivel de calidad esperado.</text:p>
          </table:table-cell>
        </table:table-row>
      </table:table>
      <table:table table:name="UDS - RA" table:style-name="ta1">
        <table:table-column table:style-name="co5" table:default-cell-style-name="ce7"/>
        <table:table-column table:style-name="co6" table:default-cell-style-name="ce9"/>
        <table:table-column table:style-name="co3" table:number-columns-repeated="8" table:default-cell-style-name="ce11"/>
        <table:table-column table:style-name="co3" table:default-cell-style-name="ce13"/>
        <table:table-column table:style-name="co3" table:default-cell-style-name="ce33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Unitats Didàctiques</text:p>
          </table:table-cell>
          <table:covered-table-cell table:style-name="ce8"/>
          <table:table-cell table:style-name="ce17" office:value-type="string" calcext:value-type="string">
            <text:p>RA1</text:p>
          </table:table-cell>
          <table:table-cell table:style-name="ce17" office:value-type="string" calcext:value-type="string">
            <text:p>RA2</text:p>
          </table:table-cell>
          <table:table-cell table:style-name="ce17" office:value-type="string" calcext:value-type="string">
            <text:p>RA3</text:p>
          </table:table-cell>
          <table:table-cell table:style-name="ce17" office:value-type="string" calcext:value-type="string">
            <text:p>RA4</text:p>
          </table:table-cell>
          <table:table-cell table:style-name="ce17" office:value-type="string" calcext:value-type="string">
            <text:p>RA5</text:p>
          </table:table-cell>
          <table:table-cell table:style-name="ce17" office:value-type="string" calcext:value-type="string">
            <text:p>RA6</text:p>
          </table:table-cell>
          <table:table-cell table:style-name="ce17" office:value-type="string" calcext:value-type="string">
            <text:p>RA7</text:p>
          </table:table-cell>
          <table:table-cell table:style-name="ce17" office:value-type="string" calcext:value-type="string">
            <text:p>RA8</text:p>
          </table:table-cell>
          <table:table-cell table:style-name="ce17" office:value-type="string" calcext:value-type="string">
            <text:p>RA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licacions Ofimàtiques</text:p>
          </table:table-cell>
          <table:table-cell table:style-name="ce10" office:value-type="string" calcext:value-type="string">
            <text:p>a,b,c,h,i</text:p>
          </table:table-cell>
          <table:table-cell table:style-name="ce13" table:number-columns-repeated="7"/>
          <table:table-cell/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cessador de Text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entacio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C.E Selecciona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pulació d’imatg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5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string" calcext:value-type="string">
            <text:p>C.E Tot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s de Càlcu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C3</text:p>
          </table:table-cell>
          <table:table-cell table:style-name="ce28" table:formula="of:=[.M4]/[.M5]" office:value-type="percentage" office:value="0.193548387096774" calcext:value-type="percentage" table:number-columns-spanned="2" table:number-rows-spanned="1">
            <text:p>19,35 %</text:p>
          </table:table-cell>
          <table:covered-table-cell table:style-name="ce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ó de Correu i Agenda Electrònica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dio i Vídeo Digita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es de Dad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FEE</text:p>
          </table:table-cell>
          <table:table-cell table:style-name="ce25" office:value-type="string" calcext:value-type="string">
            <text:p>d,e,f,g</text:p>
          </table:table-cell>
          <table:table-cell table:style-name="ce20" table:number-columns-repeated="7"/>
          <table:table-cell table:style-name="ce25" office:value-type="string" calcext:value-type="string">
            <text:p>X</text:p>
          </table:table-cell>
          <table:table-cell table:style-name="Default"/>
          <table:table-cell table:number-columns-repeated="2"/>
        </table:table-row>
        <calcext:conditional-formats>
          <calcext:conditional-format calcext:target-range-address="'UDS - RA'.M6:'UDS - RA'.M6">
            <calcext:condition calcext:apply-style-name="Error" calcext:value="&gt;0.2" calcext:base-cell-address="'UDS - RA'.M6"/>
          </calcext:conditional-format>
          <calcext:conditional-format calcext:target-range-address="'UDS - RA'.M6:'UDS - RA'.M6">
            <calcext:condition calcext:apply-style-name="Good" calcext:value="&lt;0.2" calcext:base-cell-address="'UDS - RA'.M6"/>
          </calcext:conditional-format>
        </calcext:conditional-formats>
      </table:table>
      <table:table table:name="Continguts" table:style-name="ta1">
        <table:table-column table:style-name="co8" table:default-cell-style-name="Default"/>
        <table:table-column table:style-name="co9" table:default-cell-style-name="ce30"/>
        <table:table-column table:style-name="co10" table:number-columns-repeated="2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row table:style-name="ro7">
          <table:table-cell table:style-name="ce29" office:value-type="string" calcext:value-type="string">
            <text:p>C1. Instal·lació d’aplicacions:</text:p>
          </table:table-cell>
          <table:table-cell office:value-type="string" calcext:value-type="string">
            <text:p>C2. Elaboració de documents i plantilles amb processadors de text:</text:p>
          </table:table-cell>
          <table:table-cell office:value-type="string" calcext:value-type="string">
            <text:p>C3. Elaboració de documents i plantilles per mitjà de fulls de càlcul:</text:p>
          </table:table-cell>
          <table:table-cell office:value-type="string" calcext:value-type="string">
            <text:p>C4. Utilització de bases de dades ofimàtiques:</text:p>
          </table:table-cell>
          <table:table-cell table:style-name="ce30" office:value-type="string" calcext:value-type="string">
            <text:p>C5. Manipulació d’imatges:</text:p>
          </table:table-cell>
          <table:table-cell table:style-name="ce30" office:value-type="string" calcext:value-type="string">
            <text:p>C6. Manipulació de vídeos:</text:p>
          </table:table-cell>
          <table:table-cell office:value-type="string" calcext:value-type="string">
            <text:p>C7. Elaboració de presentacions:</text:p>
          </table:table-cell>
          <table:table-cell office:value-type="string" calcext:value-type="string">
            <text:p>C8. Gestió de correu i agenda electrònica:</text:p>
          </table:table-cell>
          <table:table-cell table:style-name="ce31" office:value-type="string" calcext:value-type="string">
            <text:p>C9. Aplicació de tècniques de suport:</text:p>
          </table:table-cell>
        </table:table-row>
        <table:table-row table:style-name="ro7">
          <table:table-cell table:style-name="ce29" office:value-type="string" calcext:value-type="string">
            <text:p>C1.1. Tipus d’aplicacions ofimàtiques i aplicacions corporatives.</text:p>
          </table:table-cell>
          <table:table-cell office:value-type="string" calcext:value-type="string">
            <text:p>C2.1. L’entorn de treball. Personalització.</text:p>
          </table:table-cell>
          <table:table-cell office:value-type="string" calcext:value-type="string">
            <text:p>C3.1. Entorn de treball. Personalització.</text:p>
          </table:table-cell>
          <table:table-cell office:value-type="string" calcext:value-type="string">
            <text:p>C4.1. Elements de les bases de dades relacionals.</text:p>
          </table:table-cell>
          <table:table-cell table:style-name="ce30" office:value-type="string" calcext:value-type="string">
            <text:p>C5.1. Formats i resolució d’imatges.</text:p>
          </table:table-cell>
          <table:table-cell table:style-name="ce30" office:value-type="string" calcext:value-type="string">
            <text:p>C6.1. Formats de vídeo. Còdecs.</text:p>
          </table:table-cell>
          <table:table-cell office:value-type="string" calcext:value-type="string">
            <text:p>C7.1. L’entorn de treball. Personalització.</text:p>
          </table:table-cell>
          <table:table-cell office:value-type="string" calcext:value-type="string">
            <text:p>C8.1. Entorn de treball: configuració i personalització.</text:p>
          </table:table-cell>
          <table:table-cell table:style-name="ce32" office:value-type="string" calcext:value-type="string">
            <text:p>C9.1. Elaboració de guies i manuals d’ús d’aplicacions.</text:p>
          </table:table-cell>
        </table:table-row>
        <table:table-row table:style-name="ro8">
          <table:table-cell table:style-name="ce29" office:value-type="string" calcext:value-type="string">
            <text:p>C1.2. Paquets ofimàtics.</text:p>
          </table:table-cell>
          <table:table-cell office:value-type="string" calcext:value-type="string">
            <text:p>C2.2. Formatació de textos. Paràgrafs. Pàgines i estils.</text:p>
          </table:table-cell>
          <table:table-cell office:value-type="string" calcext:value-type="string">
            <text:p>C3.2. Conceptes bàsics: llibre, full, cel·la, rang, etc.</text:p>
          </table:table-cell>
          <table:table-cell office:value-type="string" calcext:value-type="string">
            <text:p>C4.2. Organització de bases de dades relacionals.</text:p>
          </table:table-cell>
          <table:table-cell table:style-name="ce30" office:value-type="string" calcext:value-type="string">
            <text:p>C5.2. Manipulació de seleccions, màscares i capes.</text:p>
          </table:table-cell>
          <table:table-cell table:style-name="ce30" office:value-type="string" calcext:value-type="string">
            <text:p>C6.2. Manipulació de la línia de temps.</text:p>
          </table:table-cell>
          <table:table-cell office:value-type="string" calcext:value-type="string">
            <text:p>C7.2. Impressió de presentacions.</text:p>
          </table:table-cell>
          <table:table-cell office:value-type="string" calcext:value-type="string">
            <text:p>C8.2. Tipus de comptes de correu.</text:p>
          </table:table-cell>
          <table:table-cell table:style-name="ce32" office:value-type="string" calcext:value-type="string">
            <text:p>C9.2. Formació de l’usuari.</text:p>
          </table:table-cell>
        </table:table-row>
        <table:table-row table:style-name="ro7">
          <table:table-cell table:style-name="ce29" office:value-type="string" calcext:value-type="string">
            <text:p>C1.3. Tipus de llicències de programari.</text:p>
          </table:table-cell>
          <table:table-cell office:value-type="string" calcext:value-type="string">
            <text:p>C2.3. Encapçalaments. Peus de pàgina. Notes al peu.</text:p>
          </table:table-cell>
          <table:table-cell office:value-type="string" calcext:value-type="string">
            <text:p>C3.3. Formatació de cel·les. Estils.</text:p>
          </table:table-cell>
          <table:table-cell office:value-type="string" calcext:value-type="string">
            <text:p>C4.3. Creació de bases de dades.</text:p>
          </table:table-cell>
          <table:table-cell table:style-name="ce30" office:value-type="string" calcext:value-type="string">
            <text:p>C5.3. Utilització del retoc fotogràfic, ajustos d’imatge i de color.</text:p>
          </table:table-cell>
          <table:table-cell table:style-name="ce30" office:value-type="string" calcext:value-type="string">
            <text:p>C6.3. Selecció d’escenes i transicions.</text:p>
          </table:table-cell>
          <table:table-cell office:value-type="string" calcext:value-type="string">
            <text:p>C7.3. Gràfics, imatges, dibuixos i organigrames.</text:p>
          </table:table-cell>
          <table:table-cell office:value-type="string" calcext:value-type="string">
            <text:p>C8.3. Plantilles i firmes corporatives.</text:p>
          </table:table-cell>
          <table:table-cell table:style-name="ce32" office:value-type="string" calcext:value-type="string">
            <text:p>C9.3. Resolució d’incidències.</text:p>
          </table:table-cell>
        </table:table-row>
        <table:table-row table:style-name="ro7">
          <table:table-cell table:style-name="ce29" office:value-type="string" calcext:value-type="string">
            <text:p>C1.4. Necessitats dels entorns d’explotació.</text:p>
          </table:table-cell>
          <table:table-cell office:value-type="string" calcext:value-type="string">
            <text:p>C2.4. Esquemes: Vinyetes. Llistes numerades.</text:p>
          </table:table-cell>
          <table:table-cell office:value-type="string" calcext:value-type="string">
            <text:p>C3.4. Manipulació de dades.</text:p>
          </table:table-cell>
          <table:table-cell office:value-type="string" calcext:value-type="string">
            <text:p>C4.4. Creació i maneig de taules.</text:p>
          </table:table-cell>
          <table:table-cell table:style-name="ce30" office:value-type="string" calcext:value-type="string">
            <text:p>C5.4. Aplicació de filtres i efectes.</text:p>
          </table:table-cell>
          <table:table-cell table:style-name="ce30" office:value-type="string" calcext:value-type="string">
            <text:p>C6.4. Introducció de títols i àudio.</text:p>
          </table:table-cell>
          <table:table-cell office:value-type="string" calcext:value-type="string">
            <text:p>C7.4. Disseny i edició de diapositives.</text:p>
          </table:table-cell>
          <table:table-cell office:value-type="string" calcext:value-type="string">
            <text:p>C8.4. Fòrums de notícies: configuració, ús i sincronització de missatges.</text:p>
          </table:table-cell>
          <table:table-cell table:style-name="ce32" office:value-type="string" calcext:value-type="string">
            <text:p>C9.4. Aplicacions per a la gestió i el control d’incidències.</text:p>
          </table:table-cell>
        </table:table-row>
        <table:table-row table:style-name="ro9">
          <table:table-cell table:style-name="ce29" office:value-type="string" calcext:value-type="string">
            <text:p>C1.5. Procediments d’instal·lació i configuració.</text:p>
          </table:table-cell>
          <table:table-cell office:value-type="string" calcext:value-type="string">
            <text:p>C2.5. Gràfics. Imatges.</text:p>
          </table:table-cell>
          <table:table-cell office:value-type="string" calcext:value-type="string">
            <text:p>C3.5. Rangs.</text:p>
          </table:table-cell>
          <table:table-cell office:value-type="string" calcext:value-type="string">
            <text:p>C4.5. Maneig d’assistents.</text:p>
          </table:table-cell>
          <table:table-cell table:style-name="ce30" office:value-type="string" calcext:value-type="string">
            <text:p>C5.5. Importació i exportació d’imatges.</text:p>
          </table:table-cell>
          <table:table-cell table:style-name="ce30" office:value-type="string" calcext:value-type="string">
            <text:p>C6.5. Creació i gravació de vídeos.</text:p>
          </table:table-cell>
          <table:table-cell office:value-type="string" calcext:value-type="string">
            <text:p>C7.5. Manipulació de diapositives. Forma de visualització.</text:p>
          </table:table-cell>
          <table:table-cell office:value-type="string" calcext:value-type="string">
            <text:p>C8.5. La llibreta de direccions: importar, exportar, afegir contactes, crear llistes de distribució, posar la llista a disposició d’altres aplicacions ofimàtiques.</text:p>
          </table:table-cell>
          <table:table-cell/>
        </table:table-row>
        <table:table-row table:style-name="ro7">
          <table:table-cell table:style-name="ce29" office:value-type="string" calcext:value-type="string">
            <text:p>C1.6. Diagnòstic i resolució de problemes.</text:p>
          </table:table-cell>
          <table:table-cell office:value-type="string" calcext:value-type="string">
            <text:p>C2.6. Índexs i taules.</text:p>
          </table:table-cell>
          <table:table-cell office:value-type="string" calcext:value-type="string">
            <text:p>C3.6. Impressió de documents.</text:p>
          </table:table-cell>
          <table:table-cell office:value-type="string" calcext:value-type="string">
            <text:p>C4.6. Manipulació de dades: inserció, modificació i esborrament.</text:p>
          </table:table-cell>
          <table:table-cell table:style-name="ce30" office:value-type="string" calcext:value-type="string">
            <text:p>C5.6. Utilització de dispositius per a obtindre imatges.</text:p>
          </table:table-cell>
          <table:table-cell table:style-name="ce30" office:value-type="string" calcext:value-type="string">
            <text:p>C6.6. Importació i exportació de vídeos.</text:p>
          </table:table-cell>
          <table:table-cell office:value-type="string" calcext:value-type="string">
            <text:p>C7.6. Formatació de diapositives, textos i objectes.</text:p>
          </table:table-cell>
          <table:table-cell office:value-type="string" calcext:value-type="string">
            <text:p>C8.6. Gestió de correus: enviar, esborrar, guardar, còpies de seguretat, entre altres.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C2.7. Formularis.</text:p>
          </table:table-cell>
          <table:table-cell office:value-type="string" calcext:value-type="string">
            <text:p>C3.7. Utilització de fórmules i funcions.</text:p>
          </table:table-cell>
          <table:table-cell office:value-type="string" calcext:value-type="string">
            <text:p>C4.7. Consultes, formularis i informes.</text:p>
          </table:table-cell>
          <table:table-cell table:number-columns-repeated="2"/>
          <table:table-cell office:value-type="string" calcext:value-type="string">
            <text:p>C7.7. Aplicació d’efectes d’animació i efectes de transició.</text:p>
          </table:table-cell>
          <table:table-cell office:value-type="string" calcext:value-type="string">
            <text:p>C8.7. Gestió de l’agenda: cites, calendari, avisos, tasques, entre altr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2.8. Impressió de documents.</text:p>
          </table:table-cell>
          <table:table-cell office:value-type="string" calcext:value-type="string">
            <text:p>C3.8. Creació de taules i gràfics dinàmics.</text:p>
          </table:table-cell>
          <table:table-cell table:style-name="Default"/>
          <table:table-cell table:number-columns-repeated="2"/>
          <table:table-cell office:value-type="string" calcext:value-type="string">
            <text:p>C7.8. Aplicació de so i vídeo.</text:p>
          </table:table-cell>
          <table:table-cell office:value-type="string" calcext:value-type="string">
            <text:p>C8.8. Sincronització amb dispositius mòbils.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C2.9. Combinació de documents.</text:p>
          </table:table-cell>
          <table:table-cell office:value-type="string" calcext:value-type="string">
            <text:p>C3.9. Dibuixos i imatges.</text:p>
          </table:table-cell>
          <table:table-cell table:style-name="Default"/>
          <table:table-cell table:number-columns-repeated="2"/>
          <table:table-cell office:value-type="string" calcext:value-type="string">
            <text:p>C7.9. Importació i exportació de presentacions.</text:p>
          </table:table-cell>
          <table:table-cell table:style-name="Default"/>
          <table:table-cell/>
        </table:table-row>
        <table:table-row table:style-name="ro10">
          <table:table-cell/>
          <table:table-cell office:value-type="string" calcext:value-type="string">
            <text:p>C2.10. Creació i ús de plantilles.</text:p>
          </table:table-cell>
          <table:table-cell office:value-type="string" calcext:value-type="string">
            <text:p>C3.10. Ús de plantilles i assistents.</text:p>
          </table:table-cell>
          <table:table-cell table:style-name="Default"/>
          <table:table-cell table:number-columns-repeated="2"/>
          <table:table-cell office:value-type="string" calcext:value-type="string">
            <text:p>C7.10. Utilització de plantilles i assistents. Patrons de diapositives.</text:p>
          </table:table-cell>
          <table:table-cell table:style-name="Default"/>
          <table:table-cell/>
        </table:table-row>
        <table:table-row table:style-name="ro8">
          <table:table-cell/>
          <table:table-cell office:value-type="string" calcext:value-type="string">
            <text:p>C2.11. Importació i exportació de documents.</text:p>
          </table:table-cell>
          <table:table-cell office:value-type="string" calcext:value-type="string">
            <text:p>C3.11. Importació i exportació de fulls de càlcul.</text:p>
          </table:table-cell>
          <table:table-cell table:style-name="Default"/>
          <table:table-cell table:number-columns-repeated="2"/>
          <table:table-cell office:value-type="string" calcext:value-type="string">
            <text:p>C7.11. Disseny i creació de macros.</text:p>
          </table:table-cell>
          <table:table-cell table:style-name="Default"/>
          <table:table-cell/>
        </table:table-row>
        <table:table-row table:style-name="ro10">
          <table:table-cell/>
          <table:table-cell office:value-type="string" calcext:value-type="string">
            <text:p>C2.12. Treball en grup: comparar documents, versions de document, verificar canvis, entre altres.</text:p>
          </table:table-cell>
          <table:table-cell office:value-type="string" calcext:value-type="string">
            <text:p>C3.12. Utilització d’opcions de treball en grup, control de versions, verificació de canvis, entre altres.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0">
          <table:table-cell/>
          <table:table-cell office:value-type="string" calcext:value-type="string">
            <text:p>C2.13. Disseny i creació de macros.</text:p>
          </table:table-cell>
          <table:table-cell office:value-type="string" calcext:value-type="string">
            <text:p>C3.13. Elaboració de distints tipus de documents (pressupostos, factures, inventaris, entre altres).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/>
          <table:table-cell office:value-type="string" calcext:value-type="string">
            <text:p>C2.14. Utilització del programari i maquinari per a introduir textos i imatges.</text:p>
          </table:table-cell>
          <table:table-cell office:value-type="string" calcext:value-type="string">
            <text:p>C3.14. Disseny i creació de macros.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/>
          <table:table-cell office:value-type="string" calcext:value-type="string">
            <text:p>C2.15. Elaboració de distints tipus de documents (manuals, informes d’incidències, entre altres).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table table:name="Cont Per UD" table:style-name="ta1">
        <table:table-column table:style-name="co16" table:default-cell-style-name="ce7"/>
        <table:table-column table:style-name="co6" table:default-cell-style-name="ce9"/>
        <table:table-column table:style-name="co3" table:number-columns-repeated="8" table:default-cell-style-name="ce11"/>
        <table:table-column table:style-name="co3" table:default-cell-style-name="ce13"/>
        <table:table-row table:style-name="ro1">
          <table:table-cell table:style-name="ce17" office:value-type="string" calcext:value-type="string" table:number-columns-spanned="2" table:number-rows-spanned="1">
            <text:p>Unitats Didàctiques</text:p>
          </table:table-cell>
          <table:covered-table-cell table:style-name="ce8"/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C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licacions Ofimàtiques</text:p>
          </table:table-cell>
          <table:table-cell table:style-name="ce10" office:value-type="string" calcext:value-type="string">
            <text:p>X</text:p>
          </table:table-cell>
          <table:table-cell table:style-name="ce13" table:number-columns-repeated="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cessador de Text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entacio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pulació d’imatg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s de Càlcu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ó de Correu i Agenda Electrònica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dio i Vídeo Digita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es de Dad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</table:table>
      <table:table table:name="Continguts per bloc" table:style-name="ta1">
        <table:table-column table:style-name="co17" table:default-cell-style-name="ce41"/>
        <table:table-column table:style-name="co18" table:default-cell-style-name="Default"/>
        <table:table-row table:style-name="ro1">
          <table:table-cell table:style-name="ce39" office:value-type="string" calcext:value-type="string" table:number-columns-spanned="2" table:number-rows-spanned="1">
            <text:p>CONTINGUTS</text:p>
          </table:table-cell>
          <table:covered-table-cell/>
        </table:table-row>
        <table:table-row table:style-name="ro11">
          <table:table-cell table:style-name="ce40" office:value-type="string" calcext:value-type="string">
            <text:p>C1</text:p>
          </table:table-cell>
          <table:table-cell table:style-name="ce42" office:value-type="string" calcext:value-type="string">
            <text:p>C1. Instal·lació d’aplicacions:</text:p>
            <text:p>C1.1. Tipus d’aplicacions ofimàtiques i aplicacions corporatives.</text:p>
            <text:p>C1.2. Paquets ofimàtics.</text:p>
            <text:p>C1.3. Tipus de llicències de programari.</text:p>
            <text:p>C1.4. Necessitats dels entorns d’explotació.</text:p>
            <text:p>C1.5. Procediments d’instal·lació i configuració.</text:p>
            <text:p>C1.6. Diagnòstic i resolució de problemes.</text:p>
          </table:table-cell>
        </table:table-row>
        <table:table-row table:style-name="ro12">
          <table:table-cell table:style-name="ce40" office:value-type="string" calcext:value-type="string">
            <text:p>C2</text:p>
          </table:table-cell>
          <table:table-cell table:style-name="ce43" office:value-type="string" calcext:value-type="string">
            <text:p>C2. Elaboració de documents i plantilles amb processadors de text:</text:p>
            <text:p>C2.1. L’entorn de treball. Personalització.</text:p>
            <text:p>C2.2. Formatació de textos. Paràgrafs. Pàgines i estils.</text:p>
            <text:p>C2.3. Encapçalaments. Peus de pàgina. Notes al peu.</text:p>
            <text:p>C2.4. Esquemes: Vinyetes. Llistes numerades.</text:p>
            <text:p>C2.5. Gràfics. Imatges.</text:p>
            <text:p>C2.6. Índexs i taules.</text:p>
            <text:p>C2.7. Formularis.</text:p>
            <text:p>C2.8. Impressió de documents.</text:p>
            <text:p>C2.9. Combinació de documents.</text:p>
            <text:p>C2.10. Creació i ús de plantilles.</text:p>
            <text:p>C2.11. Importació i exportació de documents.</text:p>
            <text:p>C2.12. Treball en grup: comparar documents, versions de document, verificar canvis, entre altres.</text:p>
            <text:p>C2.13. Disseny i creació de macros.</text:p>
            <text:p>C2.14. Utilització del programari i maquinari per a introduir textos i imatges.</text:p>
            <text:p>C2.15. Elaboració de distints tipus de documents (manuals, informes d’incidències, entre altres).</text:p>
          </table:table-cell>
        </table:table-row>
        <table:table-row table:style-name="ro13">
          <table:table-cell table:style-name="ce40" office:value-type="string" calcext:value-type="string">
            <text:p>C3</text:p>
          </table:table-cell>
          <table:table-cell table:style-name="ce43" office:value-type="string" calcext:value-type="string">
            <text:p>C3. Elaboració de documents i plantilles per mitjà de fulls de càlcul:</text:p>
            <text:p>C3.1. Entorn de treball. Personalització.</text:p>
            <text:p>C3.2. Conceptes bàsics: llibre, full, cel·la, rang, etc.</text:p>
            <text:p>C3.3. Formatació de cel·les. Estils.</text:p>
            <text:p>C3.4. Manipulació de dades.</text:p>
            <text:p>C3.5. Rangs.</text:p>
            <text:p>C3.6. Impressió de documents.</text:p>
            <text:p>C3.7. Utilització de fórmules i funcions.</text:p>
            <text:p>C3.8. Creació de taules i gràfics dinàmics.</text:p>
            <text:p>C3.9. Dibuixos i imatges.</text:p>
            <text:p>C3.10. Ús de plantilles i assistents.</text:p>
            <text:p>C3.11. Importació i exportació de fulls de càlcul.</text:p>
            <text:p>C3.12. Utilització d’opcions de treball en grup, control de versions, verificació de canvis, entre altres.</text:p>
            <text:p>C3.13. Elaboració de distints tipus de documents (pressupostos, factures, inventaris, entre altres).</text:p>
            <text:p>C3.14. Disseny i creació de macros.</text:p>
          </table:table-cell>
        </table:table-row>
        <table:table-row table:style-name="ro14">
          <table:table-cell table:style-name="ce40" office:value-type="string" calcext:value-type="string">
            <text:p>C4</text:p>
          </table:table-cell>
          <table:table-cell table:style-name="ce43" office:value-type="string" calcext:value-type="string">
            <text:p>C4. Utilització de bases de dades ofimàtiques:</text:p>
            <text:p>C4.1. Elements de les bases de dades relacionals.</text:p>
            <text:p>C4.2. Organització de bases de dades relacionals.</text:p>
            <text:p>C4.3. Creació de bases de dades.</text:p>
            <text:p>C4.4. Creació i maneig de taules.</text:p>
            <text:p>C4.5. Maneig d’assistents.</text:p>
            <text:p>C4.6. Manipulació de dades: inserció, modificació i esborrament.</text:p>
            <text:p>C4.7. Consultes, formularis i informes.</text:p>
          </table:table-cell>
        </table:table-row>
        <table:table-row table:style-name="ro11">
          <table:table-cell table:style-name="ce40" office:value-type="string" calcext:value-type="string">
            <text:p>C5</text:p>
          </table:table-cell>
          <table:table-cell table:style-name="ce43" office:value-type="string" calcext:value-type="string">
            <text:p>C5. Manipulació d’imatges:</text:p>
            <text:p>C5.1. Formats i resolució d’imatges.</text:p>
            <text:p>C5.2. Manipulació de seleccions, màscares i capes.</text:p>
            <text:p>C5.3. Utilització del retoc fotogràfic, ajustos d’imatge i de color.</text:p>
            <text:p>C5.4. Aplicació de filtres i efectes.</text:p>
            <text:p>C5.5. Importació i exportació d’imatges.</text:p>
            <text:p>C5.6. Utilització de dispositius per a obtindre imatges.</text:p>
          </table:table-cell>
        </table:table-row>
        <table:table-row table:style-name="ro11">
          <table:table-cell table:style-name="ce40" office:value-type="string" calcext:value-type="string">
            <text:p>C6</text:p>
          </table:table-cell>
          <table:table-cell table:style-name="ce44" office:value-type="string" calcext:value-type="string">
            <text:p><text:span text:style-name="T1">C6. Manipulació de vídeos:</text:span></text:p>
            <text:p><text:span text:style-name="T1">C6.1. Formats de vídeo. Còdecs.</text:span></text:p>
            <text:p><text:span text:style-name="T1">C6.2. Manipulació de la línia de temps.</text:span></text:p>
            <text:p><text:span text:style-name="T1">C6.3. Selecció d’escenes i transicions.</text:span></text:p>
            <text:p><text:span text:style-name="T1">C6.4. Introducció de títols i àudio.</text:span></text:p>
            <text:p><text:span text:style-name="T1">C6.5. Creació i gravació de vídeos.</text:span></text:p>
            <text:p><text:span text:style-name="T1">C6.6. Importació i exportació de vídeos.</text:span></text:p>
          </table:table-cell>
        </table:table-row>
        <table:table-row table:style-name="ro15">
          <table:table-cell table:style-name="ce40" office:value-type="string" calcext:value-type="string">
            <text:p>C7</text:p>
          </table:table-cell>
          <table:table-cell table:style-name="ce43" office:value-type="string" calcext:value-type="string">
            <text:p>C7. Elaboració de presentacions:</text:p>
            <text:p>C7.1. L’entorn de treball. Personalització.</text:p>
            <text:p>C7.2. Impressió de presentacions.</text:p>
            <text:p>C7.3. Gràfics, imatges, dibuixos i organigrames.</text:p>
            <text:p>C7.4. Disseny i edició de diapositives.</text:p>
            <text:p>C7.5. Manipulació de diapositives. Forma de visualització.</text:p>
            <text:p>C7.6. Formatació de diapositives, textos i objectes.</text:p>
            <text:p>C7.7. Aplicació d’efectes d’animació i efectes de transició.</text:p>
            <text:p>C7.8. Aplicació de so i vídeo.</text:p>
            <text:p>C7.9. Importació i exportació de presentacions.</text:p>
            <text:p>C7.10. Utilització de plantilles i assistents. Patrons de diapositives.</text:p>
            <text:p>C7.11. Disseny i creació de macros.</text:p>
          </table:table-cell>
        </table:table-row>
        <table:table-row table:style-name="ro16">
          <table:table-cell table:style-name="ce40" office:value-type="string" calcext:value-type="string">
            <text:p>C8</text:p>
          </table:table-cell>
          <table:table-cell table:style-name="ce43" office:value-type="string" calcext:value-type="string">
            <text:p>C8. Gestió de correu i agenda electrònica:</text:p>
            <text:p>C8.1. Entorn de treball: configuració i personalització.</text:p>
            <text:p>C8.2. Tipus de comptes de correu.</text:p>
            <text:p>C8.3. Plantilles i firmes corporatives.</text:p>
            <text:p>C8.4. Fòrums de notícies: configuració, ús i sincronització de missatges.</text:p>
            <text:p>C8.5. La llibreta de direccions: importar, exportar, afegir contactes, crear llistes de distribució, posar la llista a disposició d’altres aplicacions ofimàtiques.</text:p>
            <text:p>C8.6. Gestió de correus: enviar, esborrar, guardar, còpies de seguretat, entre altres.</text:p>
            <text:p>C8.7. Gestió de l’agenda: cites, calendari, avisos, tasques, entre altres.</text:p>
            <text:p>C8.8. Sincronització amb dispositius mòbils.</text:p>
          </table:table-cell>
        </table:table-row>
        <table:table-row table:style-name="ro17">
          <table:table-cell table:style-name="ce40" office:value-type="string" calcext:value-type="string">
            <text:p>C9</text:p>
          </table:table-cell>
          <table:table-cell table:style-name="ce43" office:value-type="string" calcext:value-type="string">
            <text:p>C9. Aplicació de tècniques de suport:</text:p>
            <text:p>C9.1. Elaboració de guies i manuals d’ús d’aplicacions.</text:p>
            <text:p>C9.2. Formació de l’usuari.</text:p>
            <text:p>C9.3. Resolució d’incidències.</text:p>
            <text:p>C9.4. Aplicacions per a la gestió i el control d’incidències.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4:35:01.4517546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7:47:23.651330012</meta:creation-date>
    <dc:date>2024-12-03T15:17:19.367890073</dc:date>
    <meta:editing-duration>PT1H6M10S</meta:editing-duration>
    <meta:editing-cycles>15</meta:editing-cycles>
    <meta:generator>LibreOffice/24.2.5.2$Linux_X86_64 LibreOffice_project/420$Build-2</meta:generator>
    <meta:document-statistic meta:table-count="6" meta:cell-count="227" meta:object-count="0"/>
  </office:meta>
</office:document-meta>
</file>